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28ec6" officeooo:paragraph-rsid="00228ec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443b5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228ec6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9a6dd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28ec6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efd3e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8417d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d3700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6705b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30d51" style:font-size-asian="12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49ce10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42366b" style:font-size-asian="12pt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42366b" style:font-size-asian="12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533f8b" style:font-size-asian="12pt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2b8261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4a229f" style:font-size-asian="12pt" style:font-size-complex="12pt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paragraph-rsid="00533f8b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43b50" officeooo:paragraph-rsid="00443b50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d22b9" officeooo:paragraph-rsid="0049ce10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49ce10" officeooo:paragraph-rsid="0049ce10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2b8261" officeooo:paragraph-rsid="002b8261" style:font-size-asian="12pt" style:font-size-complex="12pt"/>
    </style:style>
    <style:style style:name="P23" style:family="paragraph" style:parent-style-name="Standard" style:list-style-name="L7">
      <style:text-properties style:font-name="DejaVu Sans Condensed" fo:font-size="12pt" officeooo:rsid="002b8261" officeooo:paragraph-rsid="002b8261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495125" officeooo:paragraph-rsid="00495125" style:font-size-asian="12pt" style:font-size-complex="12pt"/>
    </style:style>
    <style:style style:name="P25" style:family="paragraph" style:parent-style-name="Standard" style:list-style-name="L7">
      <style:text-properties style:font-name="DejaVu Sans Condensed" fo:font-size="12pt" officeooo:rsid="0026bcab" officeooo:paragraph-rsid="0026bcab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officeooo:rsid="004688cc" officeooo:paragraph-rsid="00533f8b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f089" officeooo:paragraph-rsid="004ef08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83c7" officeooo:paragraph-rsid="004483c7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747cc" officeooo:paragraph-rsid="0042366b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747cc" officeooo:paragraph-rsid="00533f8b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1150" officeooo:paragraph-rsid="0042366b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1150" officeooo:paragraph-rsid="00533f8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533f8b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228ec6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4ef089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2b4f07"/>
    </style:style>
    <style:style style:name="T1" style:family="text">
      <style:text-properties style:font-name="DejaVu Sans Condensed" fo:font-size="12pt" fo:font-weight="bold" officeooo:rsid="002c49d9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d3700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af031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922c3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f08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b4f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512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a229f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2922c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ef08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2b4f0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c49d9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51403b" style:font-size-asian="12pt" style:font-weight-asian="normal" style:font-size-complex="12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8178b" style:font-weight-asian="bold" style:font-weight-complex="bold"/>
    </style:style>
    <style:style style:name="T18" style:family="text">
      <style:text-properties fo:font-weight="bold" officeooo:rsid="002c49d9" style:font-weight-asian="bold" style:font-weight-complex="bold"/>
    </style:style>
    <style:style style:name="T19" style:family="text">
      <style:text-properties fo:font-weight="bold" officeooo:rsid="003545f3" style:font-weight-asian="bold" style:font-weight-complex="bold"/>
    </style:style>
    <style:style style:name="T20" style:family="text">
      <style:text-properties fo:font-weight="bold" officeooo:rsid="002b4f07" style:font-weight-asian="bold" style:font-weight-complex="bold"/>
    </style:style>
    <style:style style:name="T21" style:family="text">
      <style:text-properties fo:font-weight="bold" officeooo:rsid="00228ec6" style:font-weight-asian="bold" style:font-weight-complex="bold"/>
    </style:style>
    <style:style style:name="T22" style:family="text">
      <style:text-properties fo:font-weight="bold" officeooo:rsid="003efd3e" style:font-weight-asian="bold" style:font-weight-complex="bold"/>
    </style:style>
    <style:style style:name="T23" style:family="text">
      <style:text-properties fo:font-weight="bold" officeooo:rsid="0026705b" style:font-weight-asian="bold" style:font-weight-complex="bold"/>
    </style:style>
    <style:style style:name="T24" style:family="text">
      <style:text-properties fo:font-weight="bold" officeooo:rsid="00388da2" style:font-weight-asian="bold" style:font-weight-complex="bold"/>
    </style:style>
    <style:style style:name="T25" style:family="text">
      <style:text-properties fo:font-weight="bold" officeooo:rsid="002b8261" style:font-weight-asian="bold" style:font-weight-complex="bold"/>
    </style:style>
    <style:style style:name="T26" style:family="text">
      <style:text-properties fo:font-weight="bold" officeooo:rsid="004747cc" style:font-weight-asian="bold" style:font-weight-complex="bold"/>
    </style:style>
    <style:style style:name="T27" style:family="text">
      <style:text-properties fo:font-weight="bold" officeooo:rsid="0042366b" style:font-weight-asian="bold" style:font-weight-complex="bold"/>
    </style:style>
    <style:style style:name="T28" style:family="text">
      <style:text-properties fo:font-weight="bold" officeooo:rsid="00443b50" style:font-weight-asian="bold" style:font-weight-complex="bold"/>
    </style:style>
    <style:style style:name="T29" style:family="text">
      <style:text-properties fo:font-weight="bold" officeooo:rsid="00495125" style:font-weight-asian="bold" style:font-weight-complex="bold"/>
    </style:style>
    <style:style style:name="T30" style:family="text">
      <style:text-properties fo:font-weight="bold" officeooo:rsid="005fce12" style:font-weight-asian="bold" style:font-weight-complex="bold"/>
    </style:style>
    <style:style style:name="T31" style:family="text">
      <style:text-properties fo:font-weight="bold" officeooo:rsid="004a229f" style:font-weight-asian="bold" style:font-weight-complex="bold"/>
    </style:style>
    <style:style style:name="T32" style:family="text">
      <style:text-properties fo:font-weight="bold" officeooo:rsid="0033f6fd" style:font-weight-asian="bold" style:font-weight-complex="bold"/>
    </style:style>
    <style:style style:name="T33" style:family="text">
      <style:text-properties fo:font-weight="bold" officeooo:rsid="0047419b" style:font-weight-asian="bold" style:font-weight-complex="bold"/>
    </style:style>
    <style:style style:name="T34" style:family="text">
      <style:text-properties fo:font-weight="bold" officeooo:rsid="00243b85" style:font-weight-asian="bold" style:font-weight-complex="bold"/>
    </style:style>
    <style:style style:name="T35" style:family="text">
      <style:text-properties fo:font-weight="bold" officeooo:rsid="00426304" style:font-weight-asian="bold" style:font-weight-complex="bold"/>
    </style:style>
    <style:style style:name="T36" style:family="text">
      <style:text-properties fo:font-weight="bold" officeooo:rsid="00430d51" style:font-weight-asian="bold" style:font-weight-complex="bold"/>
    </style:style>
    <style:style style:name="T37" style:family="text">
      <style:text-properties fo:font-weight="bold" officeooo:rsid="004688cc" style:font-weight-asian="bold" style:font-weight-complex="bold"/>
    </style:style>
    <style:style style:name="T38" style:family="text">
      <style:text-properties fo:font-weight="bold" officeooo:rsid="00401150" style:font-weight-asian="bold" style:font-weight-complex="bold"/>
    </style:style>
    <style:style style:name="T39" style:family="text">
      <style:text-properties fo:font-weight="bold" officeooo:rsid="004d3700" style:font-weight-asian="bold" style:font-weight-complex="bold"/>
    </style:style>
    <style:style style:name="T40" style:family="text">
      <style:text-properties fo:font-weight="bold" officeooo:rsid="0049ce10" style:font-weight-asian="bold" style:font-weight-complex="bold"/>
    </style:style>
    <style:style style:name="T41" style:family="text">
      <style:text-properties fo:font-weight="bold" officeooo:rsid="002ed78d" style:font-weight-asian="bold" style:font-weight-complex="bold"/>
    </style:style>
    <style:style style:name="T42" style:family="text">
      <style:text-properties fo:font-weight="bold" officeooo:rsid="002d22b9" style:font-weight-asian="bold" style:font-weight-complex="bold"/>
    </style:style>
    <style:style style:name="T43" style:family="text">
      <style:text-properties fo:font-weight="bold" officeooo:rsid="003ed67f" style:font-weight-asian="bold" style:font-weight-complex="bold"/>
    </style:style>
    <style:style style:name="T44" style:family="text">
      <style:text-properties fo:font-weight="bold" officeooo:rsid="00533f8b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8178b" style:font-weight-asian="normal" style:font-weight-complex="normal"/>
    </style:style>
    <style:style style:name="T47" style:family="text">
      <style:text-properties fo:font-weight="normal" officeooo:rsid="00228ec6" style:font-weight-asian="normal" style:font-weight-complex="normal"/>
    </style:style>
    <style:style style:name="T48" style:family="text">
      <style:text-properties fo:font-weight="normal" officeooo:rsid="003efd3e" style:font-weight-asian="normal" style:font-weight-complex="normal"/>
    </style:style>
    <style:style style:name="T49" style:family="text">
      <style:text-properties fo:font-weight="normal" officeooo:rsid="00401150" style:font-weight-asian="normal" style:font-weight-complex="normal"/>
    </style:style>
    <style:style style:name="T50" style:family="text">
      <style:text-properties fo:font-weight="normal" officeooo:rsid="002b8261" style:font-weight-asian="normal" style:font-weight-complex="normal"/>
    </style:style>
    <style:style style:name="T51" style:family="text">
      <style:text-properties fo:font-weight="normal" officeooo:rsid="0042366b" style:font-weight-asian="normal" style:font-weight-complex="normal"/>
    </style:style>
    <style:style style:name="T52" style:family="text">
      <style:text-properties fo:font-weight="normal" officeooo:rsid="0048931d" style:font-weight-asian="normal" style:font-weight-complex="normal"/>
    </style:style>
    <style:style style:name="T53" style:family="text">
      <style:text-properties fo:font-weight="normal" officeooo:rsid="00495125" style:font-weight-asian="normal" style:font-weight-complex="normal"/>
    </style:style>
    <style:style style:name="T54" style:family="text">
      <style:text-properties fo:font-weight="normal" officeooo:rsid="0049ce10" style:font-weight-asian="normal" style:font-weight-complex="normal"/>
    </style:style>
    <style:style style:name="T55" style:family="text">
      <style:text-properties fo:font-weight="normal" officeooo:rsid="004a229f" style:font-weight-asian="normal" style:font-weight-complex="normal"/>
    </style:style>
    <style:style style:name="T56" style:family="text">
      <style:text-properties fo:font-weight="normal" officeooo:rsid="005fce12" style:font-weight-asian="normal" style:font-weight-complex="normal"/>
    </style:style>
    <style:style style:name="T57" style:family="text">
      <style:text-properties fo:font-weight="normal" officeooo:rsid="004c02fa" style:font-weight-asian="normal" style:font-weight-complex="normal"/>
    </style:style>
    <style:style style:name="T58" style:family="text">
      <style:text-properties fo:font-weight="normal" officeooo:rsid="002d22b9" style:font-weight-asian="normal" style:font-weight-complex="normal"/>
    </style:style>
    <style:style style:name="T59" style:family="text">
      <style:text-properties fo:font-weight="normal" officeooo:rsid="003ed67f" style:font-weight-asian="normal" style:font-weight-complex="normal"/>
    </style:style>
    <style:style style:name="T60" style:family="text">
      <style:text-properties fo:font-weight="normal" officeooo:rsid="003545f3" style:font-weight-asian="normal" style:font-weight-complex="normal"/>
    </style:style>
    <style:style style:name="T61" style:family="text">
      <style:text-properties fo:font-weight="normal" officeooo:rsid="00362dba" style:font-weight-asian="normal" style:font-weight-complex="normal"/>
    </style:style>
    <style:style style:name="T62" style:family="text">
      <style:text-properties fo:font-weight="normal" officeooo:rsid="00430d51" style:font-weight-asian="normal" style:font-weight-complex="normal"/>
    </style:style>
    <style:style style:name="T63" style:family="text">
      <style:text-properties fo:font-weight="normal" officeooo:rsid="004483c7" style:font-weight-asian="normal" style:font-weight-complex="normal"/>
    </style:style>
    <style:style style:name="T64" style:family="text">
      <style:text-properties fo:font-weight="normal" officeooo:rsid="00601af1" style:font-weight-asian="normal" style:font-weight-complex="normal"/>
    </style:style>
    <style:style style:name="T65" style:family="text">
      <style:text-properties fo:font-weight="normal" officeooo:rsid="00634b84" style:font-weight-asian="normal" style:font-weight-complex="normal"/>
    </style:style>
    <style:style style:name="T66" style:family="text">
      <style:text-properties fo:font-weight="normal" officeooo:rsid="004d3700" style:font-weight-asian="normal" style:font-weight-complex="normal"/>
    </style:style>
    <style:style style:name="T67" style:family="text">
      <style:text-properties fo:font-weight="normal" officeooo:rsid="0051403b" style:font-weight-asian="normal" style:font-weight-complex="normal"/>
    </style:style>
    <style:style style:name="T68" style:family="text">
      <style:text-properties fo:font-weight="normal" officeooo:rsid="0055413c" style:font-weight-asian="normal" style:font-weight-complex="normal"/>
    </style:style>
    <style:style style:name="T69" style:family="text">
      <style:text-properties fo:font-style="normal" fo:font-weight="bold" officeooo:rsid="0029a6d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ed67f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efd3e" style:font-style-asian="normal" style:font-weight-asian="bold" style:font-style-complex="normal" style:font-weight-complex="bold"/>
    </style:style>
    <style:style style:name="T72" style:family="text">
      <style:text-properties fo:font-style="normal" fo:font-weight="normal" officeooo:rsid="0029a6dd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efd3e" style:font-style-asian="normal" style:font-weight-asian="normal" style:font-style-complex="normal" style:font-weight-complex="normal"/>
    </style:style>
    <style:style style:name="T74" style:family="text">
      <style:text-properties officeooo:rsid="004747cc"/>
    </style:style>
    <style:style style:name="T75" style:family="text">
      <style:text-properties officeooo:rsid="004688cc"/>
    </style:style>
    <style:style style:name="T76" style:family="text">
      <style:text-properties style:text-line-through-style="solid" style:text-line-through-type="single" fo:font-weight="normal" officeooo:rsid="0048931d" style:font-weight-asian="normal" style:font-weight-complex="normal"/>
    </style:style>
    <style:style style:name="T77" style:family="text">
      <style:text-properties style:text-line-through-style="none" style:text-line-through-type="none" fo:font-weight="normal" officeooo:rsid="0048931d" style:font-weight-asian="normal" style:font-weight-complex="normal"/>
    </style:style>
    <style:style style:name="T78" style:family="text">
      <style:text-properties style:text-line-through-style="none" style:text-line-through-type="none" fo:font-weight="normal" officeooo:rsid="0048f0c8" style:font-weight-asian="normal" style:font-weight-complex="normal"/>
    </style:style>
    <style:style style:name="T79" style:family="text">
      <style:text-properties officeooo:rsid="00401150"/>
    </style:style>
    <style:style style:name="T80" style:family="text">
      <style:text-properties officeooo:rsid="00543059"/>
    </style:style>
    <style:style style:name="T81" style:family="text">
      <style:text-properties fo:color="#c9211e" loext:opacity="100%" officeooo:rsid="00543059"/>
    </style:style>
    <style:style style:name="T82" style:family="text">
      <style:text-properties fo:color="#000000" loext:opacity="100%" officeooo:rsid="00543059"/>
    </style:style>
    <style:style style:name="T83" style:family="text">
      <style:text-properties fo:color="#000000" loext:opacity="100%" officeooo:rsid="00543059" fo:background-color="#ffff00" loext:char-shading-value="0"/>
    </style:style>
    <style:style style:name="T84" style:family="text">
      <style:text-properties fo:color="#000000" loext:opacity="100%" officeooo:rsid="00543059" fo:background-color="#ffff00" loext:char-shading-value="0"/>
    </style:style>
    <style:style style:name="T85" style:family="text">
      <style:text-properties fo:color="#000000" loext:opacity="100%" officeooo:rsid="00543059" fo:background-color="transparent" loext:char-shading-value="0"/>
    </style:style>
    <style:style style:name="T86" style:family="text">
      <style:text-properties fo:color="#000000" loext:opacity="100%" officeooo:rsid="00543059" fo:background-color="#ff0000" loext:char-shading-value="0"/>
    </style:style>
    <style:style style:name="T87" style:family="text">
      <style:text-properties fo:color="#000000" loext:opacity="100%" officeooo:rsid="00543059" fo:background-color="#ff6d6d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2">3</text:span><text:span text:style-name="T33">0</text:span><text:span text:style-name="T32">1 - Flight</text:span><text:span text:style-name="T34"> - </text:span><text:span text:style-name="T44">Basic ABRIS Navigation, </text:span><text:span text:style-name="T35">Countermeasures</text:span></text:p>
      <text:p text:style-name="P1"/>
      <text:p text:style-name="P2">Set a navigation destination in ABRIS<text:span text:style-name="T80"> -- </text:span><text:span text:style-name="T87">USE THIS METHOD TO QUICKLY SET A DESTINATION</text:span></text:p>
      <text:list xml:id="list1863328925" text:style-name="L6">
        <text:list-item>
          <text:p text:style-name="P16"><text:span text:style-name="T53">Press </text:span><text:span text:style-name="T29">OSB 5</text:span><text:span text:style-name="T53"> </text:span><text:span text:style-name="T55">until you </text:span><text:span text:style-name="T53">cycle to </text:span><text:span text:style-name="T29">NAV</text:span><text:span text:style-name="T53"> page. <text:s/>Press </text:span><text:span text:style-name="T29">MAP</text:span><text:span text:style-name="T53"> OSB, then </text:span><text:span text:style-name="T25">INFO</text:span><text:span text:style-name="T57"> OSB</text:span><text:span text:style-name="T50">. <text:s/>This centers your position on the map and enables a cursor.</text:span></text:p>
        </text:list-item>
        <text:list-item>
          <text:p text:style-name="P16"><text:span text:style-name="T50">Move the cursor on the map with the </text:span><text:span text:style-name="T25">lower right knob</text:span><text:span text:style-name="T50"> on the ABRIS. <text:s/></text:span><text:span text:style-name="T25">Right-click</text:span><text:span text:style-name="T50"> the knob to toggle between moving left/right and up/down.</text:span><text:span text:style-name="T54"> <text:s/>Lat/Long is shown for the cursor location.</text:span></text:p>
        </text:list-item>
        <text:list-item>
          <text:p text:style-name="P22"><text:span text:style-name="T45">Press </text:span><text:span text:style-name="T16">SCALE+</text:span><text:span text:style-name="T45"> and </text:span><text:span text:style-name="T16">SCALE-</text:span><text:span text:style-name="T45"> OSBs to zoom in and out, and recenter the map on the cursor.</text:span></text:p>
        </text:list-item>
        <text:list-item>
          <text:p text:style-name="P22"><text:span text:style-name="T45">When the cursor is over your destination, press </text:span><text:span text:style-name="T16">INFO</text:span><text:span text:style-name="T45"> OSB again, then press </text:span><text:span text:style-name="T16">TO</text:span><text:span text:style-name="T45"> OSB to set a direct course.</text:span></text:p>
        </text:list-item>
        <text:list-item>
          <text:p text:style-name="P22"><text:span text:style-name="T45">The </text:span><text:span text:style-name="T16">DTA</text:span><text:span text:style-name="T45"> (Desired Track Angle), </text:span><text:span text:style-name="T16">DST</text:span><text:span text:style-name="T45"> (Distance), and </text:span><text:span text:style-name="T16">ETA</text:span><text:span text:style-name="T45"> is shown in the bottom center panel of the ABRIS. <text:s/>Your </text:span><text:span text:style-name="T16">current track angle</text:span><text:span text:style-name="T45"> is shown at the top center.</text:span></text:p>
        </text:list-item>
        <text:list-item>
          <text:p text:style-name="P24"><text:span text:style-name="T45">Press </text:span><text:span text:style-name="T16">SUSP</text:span><text:span text:style-name="T45"> OSB to cycle between showing route from start to destination, and destination to start.</text:span></text:p>
        </text:list-item>
        <text:list-item>
          <text:p text:style-name="P17"><text:span text:style-name="T55">(Optional) Set ABRIS map grid to MGRS </text:span><text:span text:style-name="T64">(100 km squares and 10 km squares)</text:span><text:span text:style-name="T65">:</text:span></text:p>
          <text:list>
            <text:list-item>
              <text:p text:style-name="P17"><text:span text:style-name="T31">OSB 5</text:span><text:span text:style-name="T55"> to return to main screen, then </text:span><text:span text:style-name="T30">MENU</text:span><text:span text:style-name="T56"> &gt; </text:span><text:span text:style-name="T30">OPTION</text:span><text:span text:style-name="T56"> &gt; </text:span><text:span text:style-name="T30">CHARTS</text:span><text:span text:style-name="T68">,</text:span><text:span text:style-name="T56"> scroll down to the bottom past "LINE OBJECTS" to </text:span><text:span text:style-name="T30">ГEO. CETKA</text:span><text:span text:style-name="T56"> (lat/long grid) and </text:span><text:span text:style-name="T30">UTM CETKA</text:span><text:span text:style-name="T56"> (MGRS grid). <text:s/></text:span><text:span text:style-name="T55">Press </text:span><text:span text:style-name="T31">OSB 5</text:span><text:span text:style-name="T55"> to page directly to the map.</text:span></text:p>
            </text:list-item>
          </text:list>
        </text:list-item>
      </text:list>
      <text:p text:style-name="P4"/>
      <text:p text:style-name="P26"><text:span text:style-name="T16">UV-26 Countermeasures system</text:span></text:p>
      <text:list xml:id="list1617009230" text:style-name="L4">
        <text:list-item>
          <text:p text:style-name="P30"><text:span text:style-name="T16">Left switch</text:span> sets dispenser sides (left/both/right). <text:s/><text:span text:style-name="T75">Lights on display indicate selected side(s).</text:span></text:p>
        </text:list-item>
        <text:list-item>
          <text:p text:style-name="P30"><text:span text:style-name="T16">Right switch</text:span> toggles between showing number of flares remaining, and flare program.</text:p>
        </text:list-item>
        <text:list-item>
          <text:p text:style-name="P30">In flare program mode, display shows current program:</text:p>
        </text:list-item>
      </text:list>
      <text:list xml:id="list4228785141" text:style-name="L8">
        <text:list-item>
          <text:list>
            <text:list-item>
              <text:p text:style-name="P18"><text:span text:style-name="T79">1st number: Number of </text:span><text:span text:style-name="T74">dispensing pulses</text:span></text:p>
            </text:list-item>
            <text:list-item>
              <text:p text:style-name="P18"><text:span text:style-name="T79">2nd number: Number of flares per </text:span><text:span text:style-name="T74">pulse</text:span></text:p>
            </text:list-item>
            <text:list-item>
              <text:p text:style-name="P18"><text:span text:style-name="T79">3rd number: Number of seconds between </text:span><text:span text:style-name="T74">pulses</text:span></text:p>
            </text:list-item>
          </text:list>
        </text:list-item>
      </text:list>
      <text:list xml:id="list170729149971068" text:continue-list="list1617009230" text:style-name="L4">
        <text:list-item>
          <text:p text:style-name="P15"><text:span text:style-name="T79">Press </text:span><text:span text:style-name="T37">NUM</text:span><text:span text:style-name="T79"> button (</text:span><text:span text:style-name="T38">upper left</text:span><text:span text:style-name="T79">) to increment 1st number (number in parens indicates actual number dispensed, </text:span><text:span text:style-name="T74">e.g. 5=12 flares dispensed</text:span><text:span text:style-name="T79">).</text:span></text:p>
        </text:list-item>
        <text:list-item>
          <text:p text:style-name="P15"><text:span text:style-name="T79">Press </text:span><text:span text:style-name="T37">SEQ</text:span><text:span text:style-name="T79"> button (</text:span><text:span text:style-name="T38">middle left</text:span><text:span text:style-name="T79">) to increment 2nd number.</text:span></text:p>
        </text:list-item>
        <text:list-item>
          <text:p text:style-name="P15"><text:span text:style-name="T79">Press </text:span><text:span text:style-name="T26">INT</text:span><text:span text:style-name="T79"> button (</text:span><text:span text:style-name="T38">upper right</text:span><text:span text:style-name="T79">) to increment 3rd number (number in parens indicates actual interval delay, </text:span><text:span text:style-name="T74">e.g. 7=0.25 seconds</text:span><text:span text:style-name="T79">).</text:span></text:p>
        </text:list-item>
        <text:list-item>
          <text:p text:style-name="P32">Press <text:span text:style-name="T16">RESET PROG</text:span> button <text:span text:style-name="T74">(</text:span><text:span text:style-name="T26">middle right</text:span><text:span text:style-name="T74">)</text:span> to reset to default values (110).</text:p>
        </text:list-item>
      </text:list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5T17:07:28.812000000</dc:date>
    <meta:editing-duration>PT14H4M58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1" meta:word-count="349" meta:character-count="1979" meta:non-whitespace-character-count="1662"/>
  </office:meta>
</office:document-meta>
</file>